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lu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o it comes to things that I must address, for it has been foretold to Shaaku that they will receive some sort of darkly eminent thing, that I can sense of it, and they certainly will get more than they asked for, but it comes to discussion to resolve. <text:s/>I therefore make a consideration to say I create a Dark Gomorrah for them, and it will behold the dark ascension for them at the end of it, and they hold it exclusively. <text:s/>Questions, Shaaku?</text:p>
      <text:p text:style-name="P2"/>
      <text:p text:style-name="P2">Shaaku: <text:s/>What is the transcendence you speak? <text:s/>I see it in my mind, but it was never done so no lecture can be gained by a doing of it. <text:s/></text:p>
      <text:p text:style-name="P2"/>
      <text:p text:style-name="P2"><text:soft-page-break/>Matt: <text:s/>Well put, it is a device that is a pathway, that you live certain things and a transcending be done by the end of it. <text:s/>Yea, truly you there holding that place will be using the new fountain you all enjoy so much the most, for it will be the eminent lecture containing the most knowledge. <text:s/>At intervals you will pray, and you will do the most of that among any darkness, for I make a centre out of you. <text:s/>Darkness has no centre, and the only equivalent is the Mother. <text:s/>That she dies somehow beyond any of our doings, would you pursue to be anything akin to that for us?</text:p>
      <text:p text:style-name="P2"/>
      <text:p text:style-name="P2">Shaaku: <text:s/>We would see that as liege, <text:soft-page-break/>not?</text:p>
      <text:p text:style-name="P2"/>
      <text:p text:style-name="P2">Matt: <text:s/>Everything has a centre. You will maintain no liege, but a respect will naturally come to you over that which you do consciously, not underservedly as liege suggest. <text:s/>Would that answer that?</text:p>
      <text:p text:style-name="P2"/>
      <text:p text:style-name="P2">Shaaku: <text:s/>Indeed, though we fail to see it yet, it will be done that way amen. <text:s/>Let us see this ascension process!</text:p>
      <text:p text:style-name="P2"/>
      <text:p text:style-name="P2">Matt: <text:s/>Look upon those who do that in other ways. <text:s/>In which way do you despise it being done? <text:s/>Let any other observe here, and perhaps pose a question of their own.</text:p>
      <text:p text:style-name="P2"><text:soft-page-break/></text:p>
      <text:p text:style-name="P2">Shaaku: <text:s/>We evaluate their love is a concern, for that is a mechanic in it, though we see it meaningless to their enterprise overall we would do without that part.</text:p>
      <text:p text:style-name="P2"/>
      <text:p text:style-name="P2">Matt: <text:s/>Indeed, dark love will come from a fountain one day, and that becoming eminent in you, love will only be recognized by a sign entering you visibly from it for all to behold, that you love not wrongly. <text:s/>And so it is, if that happen during the transcending, are you still against?</text:p>
      <text:p text:style-name="P2"/>
      <text:p text:style-name="P2">Shaaku: <text:s/>Not if it be appropriate then, as that is not yet presently the case. <text:s/><text:soft-page-break/>Indeed, this is more fruitful than I imagined!</text:p>
      <text:p text:style-name="P2"/>
      <text:p text:style-name="P2">Matt: <text:s/>Then I request the Black Lavel come and increase you with us, in witness and in majesty over you. <text:s/>Give it time for this one, those in watch, we do a thing and continue the lecture. <text:s/>Right, and that is done, the Gomorrah made and the Black Lavel in witness of it. <text:s/>What do the Shaaku say that others may learn of what transpires?</text:p>
      <text:p text:style-name="P2"/>
      <text:p text:style-name="P2">Shaaku: <text:s/>We prefer this, but see one thing, those fountain dispersals came again, what is the meaning of that?</text:p>
      <text:p text:style-name="P2"/>
      <text:p text:style-name="P2">Matt: <text:s/>I will weigh in, Allah will <text:soft-page-break/>weigh in, the Mother will state a fact, and the Unseen one will make a call over it before it ends. <text:s/>Here it is.</text:p>
      <text:p text:style-name="P2"/>
      <text:p text:style-name="P2">US: <text:s/>We have words to assemble so know them rightly. <text:s/>We word it this way for a cause, that is to say, we accept this new transition and make way for it. <text:s/>We have seen you, know that you did not please us so we continued and you learned rightly, so what is there to say of future beholdings but be patient. I want to acknowledge as the unseen that I can do what I wish, I did that with him and can do that with you later, if you please me with this Centre business you intend.</text:p>
      <text:p text:style-name="P2"><text:soft-page-break/></text:p>
      <text:p text:style-name="P2">Shaaku: <text:s/>I know this may be hard to accept, but see my love for this moment, I truly accept that which takes place as most holy and love it, despite the chastisement, I declare it!</text:p>
      <text:p text:style-name="P2"/>
      <text:p text:style-name="P2">Matt: Let it be done among you, and let me say nothing over it. <text:s/>I would like to enjoin upon the discussion something from the Mother, which will appeal to all.</text:p>
      <text:p text:style-name="P2"/>
      <text:p text:style-name="P2">Mother: We accept the Shaaku but know it weighs heavily on me to see them love, for they are such good deviants. <text:s/>Know commitment to the cause will see favor in my form of <text:soft-page-break/>heaven, and that is known throughout the world as nirvana, amen.</text:p>
      <text:p text:style-name="P2"/>
      <text:p text:style-name="P2">Matt: <text:s/>And so I leave it, if there is nothing else left to say by others on the matter then I leave the discussion over.</text:p>
      <text:p text:style-name="P2"/>
      <text:p text:style-name="P2">Yushumuureh: <text:s/>We honor the respect they will get, not the love. <text:s/>BAAH to it!</text:p>
      <text:p text:style-name="P2"/>
      <text:p text:style-name="P2">Matt: <text:s/>Well said, you will see a thing or two about dark love, how the thing it will be comes about sort of naturally to us here in the living world. <text:s/>Fascinating to say the least. <text:s/>If anything else is to be said, let it be <text:soft-page-break/>heard.</text:p>
      <text:p text:style-name="P2"/>
      <text:p text:style-name="P2">Shenzan: <text:s/>We declare love for that statement just the same as Shaaku, let any oppose it here!</text:p>
      <text:p text:style-name="P2"/>
      <text:p text:style-name="P2">Bolume: <text:s/>We see the treachery, traitors will be punished, we all agreed!</text:p>
      <text:p text:style-name="P2"/>
      <text:p text:style-name="P2">Matt: <text:s/>Such it is with martyrs, though they suffer no death, what is right sometimes comes into mind. <text:s/>Nothing is ever said of your hereafter for a reason. <text:s/>Anyway, is there anything else?</text:p>
      <text:p text:style-name="P2"/>
      <text:p text:style-name="P2">Shenzan: <text:s/>We declare it noble to say love is eminent in us, for we admit <text:soft-page-break/>that freely, and we go down with it if we must all of us here!</text:p>
      <text:p text:style-name="P2"/>
      <text:p text:style-name="P2">Matt: <text:s/>You have my personal vote, though I am no true judge on the matter, I see the logic of both arguments but am forbidden to adhere to one, though recognize it I do well. <text:s/>Is there anything else?</text:p>
      <text:p text:style-name="P2"/>
      <text:p text:style-name="P2">Bolume: <text:s/>Would we see the transcendence of the Dark Gomorrah?</text:p>
      <text:p text:style-name="P2"/>
      <text:p text:style-name="P2">Matt: <text:s/>No, but something prosperous will happen to you over it, so it is like you gain either way. <text:s/>Anything else?</text:p>
      <text:p text:style-name="P2"/>
      <text:p text:style-name="P2">Shaaku: <text:s/>We prepare for this now, but <text:soft-page-break/>wonder about it's beginning. <text:s/>Does it begin with our start, or yours?</text:p>
      <text:p text:style-name="P2"/>
      <text:p text:style-name="P2">Matt: <text:s/>I actually don't know I will see if Allah will respond here.</text:p>
      <text:p text:style-name="P2"/>
      <text:p text:style-name="P2">Allah: <text:s/>I will initiate that for you if he does not, therein I say he does not know so I will.</text:p>
      <text:p text:style-name="P2"/>
      <text:p text:style-name="P2">Matt: <text:s/>And there you have it. <text:s/>I am a weird guy at heart, I guess. <text:s/>Any other questions or statements?</text:p>
      <text:p text:style-name="P2"/>
      <text:p text:style-name="P2">Yushumuureh: <text:s/>We know love for him, that much is certain, we burn every time we say it willingly!</text:p>
      <text:p text:style-name="P2"/>
      <text:p text:style-name="P2"><text:soft-page-break/>Matt: <text:s/>And so it is. <text:s/>Is there anything else? <text:s/>I see that is all. <text:s/>The transcending begins! <text:s/>Let the conversation be done, and the lesson learned by observers through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1T09:28:25.35</meta:creation-date>
    <meta:document-statistic meta:table-count="0" meta:image-count="0" meta:object-count="0" meta:page-count="13" meta:paragraph-count="34" meta:word-count="1119" meta:character-count="5818"/>
    <dc:date>2022-09-11T10:09:57.81</dc:date>
    <meta:editing-duration>PT11M10S</meta:editing-duration>
    <meta:editing-cycles>1</meta:editing-cycles>
    <meta:generator>OpenOffice/4.1.8$Win32 OpenOffice.org_project/418m3$Build-9803</meta:generator>
  </office:meta>
</office:document-meta>
</file>